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8be" officeooo:paragraph-rsid="001218be"/>
    </style:style>
    <style:style style:name="P2" style:family="paragraph" style:parent-style-name="Standard">
      <style:text-properties officeooo:rsid="001218be" officeooo:paragraph-rsid="0012880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c51e" officeooo:paragraph-rsid="0015c51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218be" officeooo:paragraph-rsid="001218be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28803" officeooo:paragraph-rsid="00128803"/>
    </style:style>
    <style:style style:name="P6" style:family="paragraph" style:parent-style-name="Standard">
      <style:text-properties officeooo:rsid="00128803" officeooo:paragraph-rsid="0015c51e"/>
    </style:style>
    <style:style style:name="P7" style:family="paragraph" style:parent-style-name="Standard">
      <style:text-properties officeooo:rsid="00128803" officeooo:paragraph-rsid="0015ec4d"/>
    </style:style>
    <style:style style:name="P8" style:family="paragraph" style:parent-style-name="Standard">
      <style:text-properties officeooo:rsid="00128803" officeooo:paragraph-rsid="00189ab2"/>
    </style:style>
    <style:style style:name="P9" style:family="paragraph" style:parent-style-name="Standard">
      <style:text-properties officeooo:rsid="00128803" officeooo:paragraph-rsid="001afe79"/>
    </style:style>
    <style:style style:name="P10" style:family="paragraph" style:parent-style-name="Standard">
      <style:text-properties officeooo:rsid="00128803" officeooo:paragraph-rsid="0023b1de"/>
    </style:style>
    <style:style style:name="P11" style:family="paragraph" style:parent-style-name="Standard">
      <style:text-properties officeooo:rsid="0015c51e" officeooo:paragraph-rsid="0015c51e"/>
    </style:style>
    <style:style style:name="P12" style:family="paragraph" style:parent-style-name="Standard">
      <style:text-properties officeooo:rsid="0015c51e" officeooo:paragraph-rsid="001e8cd0"/>
    </style:style>
    <style:style style:name="P13" style:family="paragraph" style:parent-style-name="Standard">
      <style:text-properties officeooo:rsid="0016a722" officeooo:paragraph-rsid="0016a722"/>
    </style:style>
    <style:style style:name="P14" style:family="paragraph" style:parent-style-name="Standard">
      <style:text-properties officeooo:rsid="0016a722" officeooo:paragraph-rsid="0016b8a3"/>
    </style:style>
    <style:style style:name="P15" style:family="paragraph" style:parent-style-name="Standard">
      <style:text-properties officeooo:rsid="0016a722" officeooo:paragraph-rsid="0016bb39"/>
    </style:style>
    <style:style style:name="P16" style:family="paragraph" style:parent-style-name="Standard">
      <style:text-properties officeooo:rsid="0016a722" officeooo:paragraph-rsid="00189ab2"/>
    </style:style>
    <style:style style:name="P17" style:family="paragraph" style:parent-style-name="Standard">
      <style:text-properties officeooo:rsid="0016a722" officeooo:paragraph-rsid="001afe79"/>
    </style:style>
    <style:style style:name="P18" style:family="paragraph" style:parent-style-name="Standard">
      <style:text-properties officeooo:rsid="0016a722" officeooo:paragraph-rsid="001b7143"/>
    </style:style>
    <style:style style:name="P19" style:family="paragraph" style:parent-style-name="Standard">
      <style:text-properties officeooo:rsid="0016a722" officeooo:paragraph-rsid="00206d0d"/>
    </style:style>
    <style:style style:name="P20" style:family="paragraph" style:parent-style-name="Standard">
      <style:text-properties officeooo:rsid="0016a722" officeooo:paragraph-rsid="0023b1de"/>
    </style:style>
    <style:style style:name="P21" style:family="paragraph" style:parent-style-name="Standard">
      <style:text-properties officeooo:rsid="0016a722" officeooo:paragraph-rsid="002424fd"/>
    </style:style>
    <style:style style:name="P22" style:family="paragraph" style:parent-style-name="Standard">
      <style:text-properties officeooo:rsid="0016a722" officeooo:paragraph-rsid="0024b854"/>
    </style:style>
    <style:style style:name="P23" style:family="paragraph" style:parent-style-name="Standard">
      <style:text-properties officeooo:rsid="0016a722" officeooo:paragraph-rsid="0026638d"/>
    </style:style>
    <style:style style:name="P24" style:family="paragraph" style:parent-style-name="Standard">
      <style:text-properties officeooo:rsid="0016a722" officeooo:paragraph-rsid="00298545"/>
    </style:style>
    <style:style style:name="P25" style:family="paragraph" style:parent-style-name="Standard">
      <style:text-properties officeooo:rsid="0016a722" officeooo:paragraph-rsid="0029c5d4"/>
    </style:style>
    <style:style style:name="P26" style:family="paragraph" style:parent-style-name="Standard">
      <style:text-properties style:text-underline-style="solid" style:text-underline-width="auto" style:text-underline-color="font-color" officeooo:rsid="0016a722" officeooo:paragraph-rsid="0016a722"/>
    </style:style>
    <style:style style:name="P27" style:family="paragraph" style:parent-style-name="Standard">
      <style:text-properties style:text-underline-style="solid" style:text-underline-width="auto" style:text-underline-color="font-color" officeooo:rsid="0016a722" officeooo:paragraph-rsid="001b7143"/>
    </style:style>
    <style:style style:name="P28" style:family="paragraph" style:parent-style-name="Standard">
      <style:text-properties style:text-underline-style="solid" style:text-underline-width="auto" style:text-underline-color="font-color" officeooo:rsid="0016a722" officeooo:paragraph-rsid="0023b1de"/>
    </style:style>
    <style:style style:name="P29" style:family="paragraph" style:parent-style-name="Standard">
      <style:text-properties style:text-underline-style="solid" style:text-underline-width="auto" style:text-underline-color="font-color" officeooo:rsid="0016a722" officeooo:paragraph-rsid="0024b854"/>
    </style:style>
    <style:style style:name="P30" style:family="paragraph" style:parent-style-name="Standard">
      <style:text-properties officeooo:rsid="0016b8a3" officeooo:paragraph-rsid="0016b8a3"/>
    </style:style>
    <style:style style:name="P31" style:family="paragraph" style:parent-style-name="Standard">
      <style:text-properties officeooo:rsid="0016bb39" officeooo:paragraph-rsid="00189ab2"/>
    </style:style>
    <style:style style:name="P32" style:family="paragraph" style:parent-style-name="Standard">
      <style:text-properties officeooo:rsid="0016bb39" officeooo:paragraph-rsid="001afe79"/>
    </style:style>
    <style:style style:name="P33" style:family="paragraph" style:parent-style-name="Standard">
      <style:text-properties officeooo:rsid="00189ab2" officeooo:paragraph-rsid="00189ab2"/>
    </style:style>
    <style:style style:name="P34" style:family="paragraph" style:parent-style-name="Standard">
      <style:text-properties officeooo:rsid="00189ab2" officeooo:paragraph-rsid="001afe79"/>
    </style:style>
    <style:style style:name="P35" style:family="paragraph" style:parent-style-name="Standard">
      <style:text-properties officeooo:rsid="001afe79" officeooo:paragraph-rsid="001afe79"/>
    </style:style>
    <style:style style:name="P36" style:family="paragraph" style:parent-style-name="Standard">
      <style:text-properties officeooo:rsid="001afe79" officeooo:paragraph-rsid="001e8cd0"/>
    </style:style>
    <style:style style:name="P37" style:family="paragraph" style:parent-style-name="Standard">
      <style:text-properties officeooo:rsid="001afe79" officeooo:paragraph-rsid="00298545"/>
    </style:style>
    <style:style style:name="P38" style:family="paragraph" style:parent-style-name="Standard">
      <style:text-properties officeooo:rsid="001e8cd0" officeooo:paragraph-rsid="001e8cd0"/>
    </style:style>
    <style:style style:name="P39" style:family="paragraph" style:parent-style-name="Standard">
      <style:text-properties officeooo:rsid="0024b854" officeooo:paragraph-rsid="0024b854"/>
    </style:style>
    <style:style style:name="P40" style:family="paragraph" style:parent-style-name="Standard">
      <style:paragraph-properties fo:text-align="center" style:justify-single-word="false"/>
      <style:text-properties fo:font-size="14pt" fo:font-weight="bold" officeooo:rsid="0015c51e" officeooo:paragraph-rsid="0015c51e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rsid="0015c51e" officeooo:paragraph-rsid="00298545"/>
    </style:style>
    <style:style style:name="P42" style:family="paragraph" style:parent-style-name="Standard">
      <style:text-properties officeooo:rsid="002c3ce9" officeooo:paragraph-rsid="002c3ce9"/>
    </style:style>
    <style:style style:name="T1" style:family="text">
      <style:text-properties officeooo:rsid="00128803"/>
    </style:style>
    <style:style style:name="T2" style:family="text">
      <style:text-properties officeooo:rsid="0013e944"/>
    </style:style>
    <style:style style:name="T3" style:family="text">
      <style:text-properties fo:font-size="14pt" officeooo:rsid="0015c51e" style:font-size-asian="14pt" style:font-size-complex="14pt"/>
    </style:style>
    <style:style style:name="T4" style:family="text">
      <style:text-properties officeooo:rsid="0015ec4d"/>
    </style:style>
    <style:style style:name="T5" style:family="text">
      <style:text-properties officeooo:rsid="0016a722"/>
    </style:style>
    <style:style style:name="T6" style:family="text">
      <style:text-properties officeooo:rsid="0016b8a3"/>
    </style:style>
    <style:style style:name="T7" style:family="text">
      <style:text-properties officeooo:rsid="0016bb39"/>
    </style:style>
    <style:style style:name="T8" style:family="text">
      <style:text-properties officeooo:rsid="00189ab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6a722"/>
    </style:style>
    <style:style style:name="T11" style:family="text">
      <style:text-properties style:text-underline-style="solid" style:text-underline-width="auto" style:text-underline-color="font-color" officeooo:rsid="0015ec4d"/>
    </style:style>
    <style:style style:name="T12" style:family="text">
      <style:text-properties style:text-underline-style="solid" style:text-underline-width="auto" style:text-underline-color="font-color" officeooo:rsid="0023b1de"/>
    </style:style>
    <style:style style:name="T13" style:family="text">
      <style:text-properties style:text-underline-style="solid" style:text-underline-width="auto" style:text-underline-color="font-color" officeooo:rsid="00128803"/>
    </style:style>
    <style:style style:name="T14" style:family="text">
      <style:text-properties style:text-underline-style="solid" style:text-underline-width="auto" style:text-underline-color="font-color" officeooo:rsid="001e8cd0"/>
    </style:style>
    <style:style style:name="T15" style:family="text">
      <style:text-properties style:text-underline-style="solid" style:text-underline-width="auto" style:text-underline-color="font-color" officeooo:rsid="00298545"/>
    </style:style>
    <style:style style:name="T16" style:family="text">
      <style:text-properties style:text-underline-style="solid" style:text-underline-width="auto" style:text-underline-color="font-color" officeooo:rsid="0029e868"/>
    </style:style>
    <style:style style:name="T17" style:family="text">
      <style:text-properties officeooo:rsid="00206d0d"/>
    </style:style>
    <style:style style:name="T18" style:family="text">
      <style:text-properties officeooo:rsid="0022052b"/>
    </style:style>
    <style:style style:name="T19" style:family="text">
      <style:text-properties officeooo:rsid="0023b1de"/>
    </style:style>
    <style:style style:name="T20" style:family="text">
      <style:text-properties officeooo:rsid="0026638d"/>
    </style:style>
    <style:style style:name="T21" style:family="text">
      <style:text-properties officeooo:rsid="0029c5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otes, related to: <text:line-break/></text:span>Santa-Fe County <text:line-break/>Commissioner’s Districts, &amp; Precincts.<text:line-break/><text:line-break/><text:span text:style-name="T3">Ideal Population-Count for Each of 5-Commissioners-Districts is: <text:s/>28,834.</text:span></text:p>
      <text:p text:style-name="P1"/>
      <text:p text:style-name="P5"><text:line-break/>District 1 contains 26,023 people; Deviation from Ideal Population: - 2,811 -9.7%</text:p>
      <text:p text:style-name="P1"/>
      <text:p text:style-name="P5">District 2 contains 28,164 people; Deviation from Ideal Population: - 670 -2.3%</text:p>
      <text:p text:style-name="P5"/>
      <text:p text:style-name="P5">District 3 contains 32,842 people; Deviation from Ideal Population: <text:span text:style-name="T2">+ </text:span>4,008 13.9%</text:p>
      <text:p text:style-name="P5"/>
      <text:p text:style-name="P5">District 4 contains 26,045 people; Deviation from Ideal Population: - 2,789 -9.7%</text:p>
      <text:p text:style-name="P5"/>
      <text:p text:style-name="P5">District 5 contains 31,096 people; Deviation from Ideal Population: <text:span text:style-name="T2">+ </text:span>2,262 7.8%</text:p>
      <text:p text:style-name="P5"><text:line-break/></text:p>
      <text:p text:style-name="P2"/>
      <text:p text:style-name="P3">~~~~~~~~~~~~~~~~~~~~~~~~~~~~~~~~~~~~~~~~~~~~~~~~~~~~~~~~~~~</text:p>
      <text:p text:style-name="P40">Ideal Population-Count for Each of 10-Precincts is: <text:s/>14,417.</text:p>
      <text:p text:style-name="P2"/>
      <text:p text:style-name="P11"/>
      <text:p text:style-name="P11"/>
      <text:p text:style-name="P11"/>
      <text:p text:style-name="P42">There are differences between the most recent map &amp; the statistical-data document.</text:p>
      <text:p text:style-name="P42">Here-under; it likely will be best to work from the raw precinct jurisdictions, with-out attempting to conform with the boundaries established for the municipal commissioners districts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~~~</text:p>
      <text:p text:style-name="P35">Ideal Population-Count for <text:span text:style-name="T9">Each of the Two New Common-Law Precincts</text:span> <text:line-break/><text:span text:style-name="T9">in Municipal Commissioners District 1</text:span>, is: <text:span text:style-name="T9">13,012</text:span> .</text:p>
      <text:p text:style-name="P7"><text:span text:style-name="T5"><text:line-break/>~~~<text:line-break/></text:span><text:span text:style-name="T10">Forming </text:span><text:span text:style-name="T9">District 1.</text:span><text:span text:style-name="T10">1</text:span>: <text:span text:style-name="T11">North-East Common-Law Super-Precinct</text:span><text:span text:style-name="T4">; <text:line-break/>includes Municipal-Precincts: 1, 2, 3, 4, 5, 23, 40, 58, 59, 60, 61, 79, 87 </text:span></text:p>
      <text:p text:style-name="P9"/>
      <text:p text:style-name="P13">Municipal-Precincts Population-Counts:<text:line-break/>M-Precinct-1:<text:tab/><text:tab/>2,155</text:p>
      <text:p text:style-name="P13">M-Precinct-2: <text:tab/><text:tab/> <text:s text:c="2"/>419</text:p>
      <text:p text:style-name="P13">M-Precinct-3: <text:tab/><text:tab/> <text:s text:c="2"/>641</text:p>
      <text:p text:style-name="P13">M-Precinct-4: <text:tab/><text:tab/> <text:s text:c="2"/>151</text:p>
      <text:p text:style-name="P13">M-Precinct-5: <text:tab/><text:tab/>1,452</text:p>
      <text:p text:style-name="P13">M-Precinct-23:<text:tab/>1,097</text:p>
      <text:p text:style-name="P13">M-Precinct-40:<text:tab/> <text:s text:c="2"/>547</text:p>
      <text:p text:style-name="P13">M-Precinct-58:<text:tab/>2,089</text:p>
      <text:p text:style-name="P13">M-Precinct-59:<text:tab/>1,680</text:p>
      <text:p text:style-name="P13">M-Precinct-60:<text:tab/> <text:s text:c="2"/>568</text:p>
      <text:p text:style-name="P13">M-Precinct-79:<text:tab/>1,640</text:p>
      <text:p text:style-name="P26">M-Precinct-87:<text:tab/> <text:s text:c="2"/>544 <text:s/></text:p>
      <text:p text:style-name="P30">Total:<text:tab/><text:tab/><text:tab/>12,983</text:p>
      <text:p text:style-name="P6"/>
      <text:p text:style-name="P6"/>
      <text:p text:style-name="P38">~~~</text:p>
      <text:p text:style-name="P8"><text:span text:style-name="T10">Forming </text:span><text:span text:style-name="T9">District 1.</text:span><text:span text:style-name="T10">2</text:span>: <text:span text:style-name="T11">South-West Common-Law Super-Precinct</text:span><text:span text:style-name="T4">; <text:line-break/>includes Municipal-Precincts: 10, 20, 22, 25, 26, 27, 28, 30.</text:span></text:p>
      <text:p text:style-name="P6"/>
      <text:p text:style-name="P17">Municipal-Precincts Population-Counts:<text:line-break/><text:span text:style-name="T8">M-Precinct-6:<text:tab/><text:tab/> <text:s text:c="2"/></text:span>332</text:p>
      <text:p text:style-name="P34">M-Precinct-7:<text:tab/><text:tab/>1,054</text:p>
      <text:p text:style-name="P34">M-Precinct-8:<text:tab/><text:tab/>1,222</text:p>
      <text:p text:style-name="P18"><text:span text:style-name="T8">M-Precinct-9:<text:tab/><text:tab/>1,267</text:span><text:line-break/>M-Precinct-1<text:span text:style-name="T6">0</text:span>:<text:tab/>1,798<text:tab/></text:p>
      <text:p text:style-name="P14">M-Precinct-<text:span text:style-name="T6">22</text:span>: <text:tab/>1,065<text:tab/> <text:s text:c="2"/><text:tab/><text:tab/></text:p>
      <text:p text:style-name="P14">M-Precinct-2<text:span text:style-name="T6">6</text:span>:<text:tab/> <text:s text:c="2"/>559</text:p>
      <text:p text:style-name="P14">M-Precinct-<text:span text:style-name="T6">27</text:span>:<text:tab/>1,483 <text:s text:c="2"/></text:p>
      <text:p text:style-name="P14">M-Precinct-<text:span text:style-name="T6">2</text:span>8:<text:tab/> <text:s text:c="2"/>549</text:p>
      <text:p text:style-name="P14">M-Precinct-<text:span text:style-name="T6">3</text:span>0:<text:tab/>1,172 <text:s text:c="2"/></text:p>
      <text:p text:style-name="P17"><text:span text:style-name="T8">M-Precinct-36:<text:tab/> <text:s text:c="2"/></text:span>498</text:p>
      <text:p text:style-name="P18"><text:span text:style-name="T9">M-Precinct-61:<text:tab/>2,041</text:span><text:line-break/><text:span text:style-name="T6">Total:<text:tab/><text:tab/><text:tab/>13,040</text:span></text:p>
      <text:p text:style-name="P6"/>
      <text:p text:style-name="P6"/>
      <text:p text:style-name="P16"/>
      <text:p text:style-name="P16"/>
      <text:p text:style-name="P16"/>
      <text:p text:style-name="P16"/>
      <text:p text:style-name="P16"><text:soft-page-break/></text:p>
      <text:p text:style-name="P12">********</text:p>
      <text:p text:style-name="P36">Ideal Population-Count for <text:span text:style-name="T9">Each of the Two New Common-Law Precincts</text:span> <text:line-break/>in <text:span text:style-name="T9">Municipal Commissioners District </text:span><text:span text:style-name="T14">2</text:span>, is: <text:span text:style-name="T9">14,082</text:span> .</text:p>
      <text:p text:style-name="P19"><text:span text:style-name="T8"><text:line-break/></text:span>~~~<text:line-break/><text:span text:style-name="T9">Forming </text:span><text:span text:style-name="T13">District </text:span><text:span text:style-name="T12">2.</text:span><text:span text:style-name="T13">1</text:span><text:span text:style-name="T1">: </text:span><text:span text:style-name="T11">North-East Common-Law Super-Precinct</text:span><text:span text:style-name="T4">; <text:line-break/>includes Municipal-Precincts: </text:span></text:p>
      <text:p text:style-name="P22"><text:line-break/><text:span text:style-name="T8">M-Precinct-20:<text:tab/><text:tab/>1,261<text:line-break/>M-Precinct-21:<text:tab/><text:tab/>1,647<text:line-break/>M-Precinct-25:<text:tab/><text:tab/> <text:s text:c="2"/>915</text:span></text:p>
      <text:p text:style-name="P21">M-Precinct-<text:span text:style-name="T17">32</text:span>:<text:tab/><text:tab/>1,880<text:line-break/>M-Precinct-<text:span text:style-name="T18">33</text:span>:<text:tab/><text:tab/>1,285<text:tab/><text:tab/></text:p>
      <text:p text:style-name="P22">M-Precinct-<text:span text:style-name="T18">43</text:span>:<text:tab/><text:tab/> <text:s text:c="2"/>597<text:line-break/>M-Precinct-<text:span text:style-name="T18">44</text:span>:<text:tab/><text:tab/>1,097<text:line-break/>M-Precinct-<text:span text:style-name="T18">45</text:span>:<text:tab/><text:tab/> <text:s text:c="2"/>578<text:tab/><text:line-break/>M-Precinct-<text:span text:style-name="T19">82</text:span>:<text:tab/><text:tab/>3,062</text:p>
      <text:p text:style-name="P22"><text:span text:style-name="T9">M-Precinct-</text:span><text:span text:style-name="T12">83</text:span><text:span text:style-name="T9">:<text:tab/><text:tab/>1,546</text:span></text:p>
      <text:p text:style-name="P39">Total:<text:tab/><text:tab/><text:tab/><text:tab/>13,868</text:p>
      <text:p text:style-name="P15"/>
      <text:p text:style-name="P10"><text:span text:style-name="T5">~~~<text:line-break/></text:span><text:span text:style-name="T10">Forming </text:span><text:span text:style-name="T9">District </text:span><text:span text:style-name="T12">2.2</text:span>: <text:span text:style-name="T12">S</text:span><text:span text:style-name="T11">o</text:span><text:span text:style-name="T12">u</text:span><text:span text:style-name="T11">th-</text:span><text:span text:style-name="T12">We</text:span><text:span text:style-name="T11">st Common-Law Super-Precinct</text:span><text:span text:style-name="T4">; <text:line-break/>includes Municipal-Precincts: </text:span></text:p>
      <text:p text:style-name="P15"/>
      <text:p text:style-name="P23"><text:span text:style-name="T8">M-Precinct-11:<text:tab/><text:tab/>2,299<text:line-break/>M-Precinct-24:<text:tab/><text:tab/>1,148<text:line-break/></text:span>M-Precinct-<text:span text:style-name="T17">31</text:span>:<text:tab/><text:tab/>1,123<text:line-break/>M-Precinct-<text:span text:style-name="T18">34</text:span>:<text:tab/><text:tab/>1,698<text:tab/><text:tab/><text:line-break/>M-Precinct-<text:span text:style-name="T18">66</text:span>:<text:tab/><text:tab/>4,167<text:line-break/><text:span text:style-name="T9">M-Precinct-</text:span><text:span text:style-name="T12">80</text:span><text:span text:style-name="T9">:<text:tab/><text:tab/>3,861 </text:span><text:line-break/><text:span text:style-name="T20">Total:<text:tab/><text:tab/><text:tab/><text:tab/>14,296</text:span></text:p>
      <text:p text:style-name="P20"/>
      <text:p text:style-name="P2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41">********</text:p>
      <text:p text:style-name="P37">Ideal Population-Count for <text:span text:style-name="T9">Each of the Two New Common-Law Precincts</text:span> <text:line-break/>in <text:span text:style-name="T9">Municipal Commissioners District </text:span><text:span text:style-name="T15">3</text:span>, is: <text:span text:style-name="T9"><text:s/>16,421 </text:span>.</text:p>
      <text:p text:style-name="P24"/>
      <text:p text:style-name="P24">~~~<text:line-break/><text:span text:style-name="T9">Forming </text:span><text:span text:style-name="T13">District </text:span><text:span text:style-name="T15">3</text:span><text:span text:style-name="T12">.</text:span><text:span text:style-name="T13">1</text:span><text:span text:style-name="T1">: </text:span><text:span text:style-name="T11">North-East Common-Law Super-Precinct</text:span><text:span text:style-name="T4">; <text:line-break/>includes Municipal-Precincts: </text:span></text:p>
      <text:p text:style-name="P29"/>
      <text:p text:style-name="P25">M-Precinct-<text:span text:style-name="T21">12</text:span>:<text:tab/><text:tab/>2,639<text:line-break/>M-Precinct-<text:span text:style-name="T21">15</text:span>:<text:tab/><text:tab/>1,101</text:p>
      <text:p text:style-name="P25"><text:span text:style-name="T8">M-Precinct-16:<text:tab/><text:tab/> <text:s text:c="2"/>486<text:line-break/>M-Precinct-17:<text:tab/><text:tab/> <text:s text:c="2"/>396<text:line-break/>M-Precinct-18:<text:tab/><text:tab/>1,417<text:line-break/>M-Precinct-19:<text:tab/><text:tab/> <text:s text:c="2"/>353<text:line-break/></text:span>M-Precinct-<text:span text:style-name="T21">62</text:span>:<text:tab/><text:tab/>2,279<text:tab/><text:line-break/>M-Precinct-<text:span text:style-name="T21">64</text:span>:<text:tab/><text:tab/>3,972<text:line-break/>M-Precinct-<text:span text:style-name="T21">67</text:span>:<text:tab/><text:tab/>4,890</text:p>
      <text:p text:style-name="P25"><text:span text:style-name="T8">M-Precinct-72:<text:tab/><text:tab/>1,648<text:line-break/>M-Precinct-73:<text:tab/><text:tab/>1,947<text:line-break/>M-Precinct-84:<text:tab/><text:tab/>2,342<text:line-break/>M-Precinct-85:<text:tab/><text:tab/>2,447</text:span><text:tab/><text:line-break/><text:span text:style-name="T9">M-Precinct-</text:span><text:span text:style-name="T16">86</text:span><text:span text:style-name="T9">:<text:tab/><text:tab/>6,925<text:tab/> <text:s text:c="2"/></text:span></text:p>
      <text:p text:style-name="P29"/>
      <text:p text:style-name="P15"/>
      <text:p text:style-name="P15"/>
      <text:p text:style-name="P15"/>
      <text:p text:style-name="P15"/>
      <text:p text:style-name="P15"/>
      <text:p text:style-name="P15"/>
      <text:p text:style-name="P15">*****************************************</text:p>
      <text:p text:style-name="P33">~~~~~~~~~~~~~~~~~~~~~~~~~~~~</text:p>
      <text:p text:style-name="P31">Unknown Commissioners Districts: </text:p>
      <text:p text:style-name="P32"><text:line-break/><text:line-break/><text:span text:style-name="T5">M-Precinct-20: <text:tab/><text:tab/> <text:s/></text:span></text:p>
      <text:p text:style-name="P16">M-Precinct-<text:span text:style-name="T6">21</text:span>: <text:tab/><text:tab/> <text:s text:c="2"/></text:p>
      <text:p text:style-name="P16">M-Precinct-<text:span text:style-name="T6">2</text:span>5: </text:p>
      <text:p text:style-name="P16">M-Precinct-<text:span text:style-name="T7">83</text:span>: </text:p>
      <text:p text:style-name="P27"/>
      <text:p text:style-name="P15"/>
      <text:p text:style-name="P35">~~~~~~~~~~~~~~~~~~~~~<text:span text:style-name="T8">~~</text:span></text:p>
      <text:p text:style-name="P17"/>
      <text:p text:style-name="P25">M-Precinct-:<text:line-break/>M-Precinct-:</text:p>
      <text:p text:style-name="P18"><text:span text:style-name="T8">M-Precinct-:<text:line-break/>M-Precinct-:<text:line-break/>M-Precinct-:<text:line-break/></text:span><text:soft-page-break/><text:span text:style-name="T8">M-Precinct-:<text:line-break/></text:span>M-Precinct-:<text:tab/></text:p>
      <text:p text:style-name="P27">M-Precinct-:<text:tab/> <text:s text:c="2"/></text:p>
      <text:p text:style-name="P27"/>
      <text:p text:style-name="P27"/>
      <text:p text:style-name="P20"/>
      <text:p text:style-name="P20"/>
      <text:p text:style-name="P28">M-Precinct-:<text:tab/> <text:s text:c="2"/>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4:39:24.998950414</meta:creation-date>
    <dc:date>2019-07-09T17:34:32.316283294</dc:date>
    <meta:editing-duration>PT8H19M4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5" meta:paragraph-count="68" meta:word-count="386" meta:character-count="3515" meta:non-whitespace-character-count="3019"/>
  </office:meta>
</office:document-meta>
</file>